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8e4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include&lt;stdio.h&gt;<text:line-break/>void main()<text:line-break/>{<text:line-break/> <text:s text:c="3"/>int bt[10],p[10],wt[10],tat[10],i,j,n,total=0,pos,temp;<text:line-break/> <text:s text:c="3"/>float avgwt,avgtat;<text:line-break/> <text:s text:c="3"/>printf("Enter number of processes:");<text:line-break/> <text:s text:c="3"/>scanf("%d",&amp;n);<text:line-break/> <text:s text:c="3"/>printf("\nEnter Burst Time:\n");<text:line-break/> <text:s text:c="3"/>for(i=0;i&lt;n;i++)<text:line-break/> <text:s text:c="3"/>{<text:line-break/> <text:s text:c="7"/>printf("p%d:",i+1);<text:line-break/> <text:s text:c="7"/>scanf("%d",&amp;bt[i]);<text:line-break/> <text:s text:c="7"/>p[i]=i+1; <text:s text:c="7"/><text:line-break/> <text:s text:c="3"/>}<text:line-break/> <text:s text:c="3"/>for(i=0;i&lt;n;i++)<text:line-break/> <text:s text:c="3"/>{<text:line-break/> <text:s text:c="7"/>pos=i;<text:line-break/> <text:s text:c="7"/>for(j=i+1;j&lt;n;j++)<text:line-break/> <text:s text:c="7"/>{<text:line-break/> <text:s text:c="11"/>if(bt[j]&lt;bt[pos])<text:line-break/> <text:s text:c="15"/>pos=j;<text:line-break/> <text:s text:c="7"/>}<text:line-break/> <text:s text:c="12"/>temp=bt[i];<text:line-break/> <text:s text:c="7"/>bt[i]=bt[pos];<text:line-break/> <text:s text:c="7"/>bt[pos]=temp;<text:line-break/> <text:tab/>temp=p[i];<text:line-break/> <text:s text:c="7"/>p[i]=p[pos];<text:line-break/> <text:s text:c="7"/>p[pos]=temp;<text:line-break/> <text:s text:c="3"/>}<text:line-break/> <text:s text:c="3"/>wt[0]=0; <text:s/><text:line-break/> <text:s text:c="3"/>for(i=1;i&lt;n;i++)<text:line-break/> <text:s text:c="3"/>{<text:line-break/> <text:s text:c="7"/>wt[i]=0;<text:line-break/> <text:s text:c="7"/>for(j=0;j&lt;i;j++)<text:line-break/> <text:s text:c="11"/>wt[i]+=bt[j];<text:line-break/> <text:s text:c="7"/>total+=wt[i];<text:line-break/> <text:s text:c="3"/>}<text:line-break/> <text:s text:c="3"/>avgwt=(float)total/n; <text:line-break/> <text:s text:c="3"/>total=0;<text:line-break/> <text:s text:c="3"/>printf("\nProcess\t <text:s text:c="3"/>Burst Time <text:s text:c="3"/>\tWaiting Time\tTurnaround Time");<text:line-break/> <text:s text:c="3"/>for(i=0;i&lt;n;i++)<text:line-break/> <text:s text:c="3"/>{<text:line-break/> <text:s text:c="7"/>tat[i]=bt[i]+wt[i]; <text:s/><text:line-break/> <text:s text:c="7"/>total+=tat[i];<text:line-break/> <text:s text:c="7"/>printf("\np%d\t\t <text:s/>%d\t\t <text:s text:c="3"/>%d\t\t\t%d",p[i],bt[i],wt[i],tat[i]);<text:line-break/> <text:s text:c="3"/>}avgtat=(float)total/n;<text:line-break/> <text:s text:c="3"/>printf("\n\nAverage Waiting Time=%f",avgwt);<text:line-break/> <text:s text:c="3"/>printf("\nAverage Turnaround Time=%f\n",avgtat);<text:line-break/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2T11:00:18.855000000</meta:creation-date>
    <dc:date>2022-07-12T11:06:31.929000000</dc:date>
    <meta:editing-duration>PT6M14S</meta:editing-duration>
    <meta:editing-cycles>2</meta:editing-cycles>
    <meta:generator>LibreOffice/7.1.8.1$Windows_X86_64 LibreOffice_project/e1f30c802c3269a1d052614453f260e49458c82c</meta:generator>
    <meta:document-statistic meta:table-count="0" meta:image-count="0" meta:object-count="0" meta:page-count="1" meta:paragraph-count="1" meta:word-count="68" meta:character-count="1143" meta:non-whitespace-character-count="770"/>
  </office:meta>
</office:document-meta>
</file>